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Robert Ming</text:p>
      <text:p text:style-name="Standard"><text:span text:style-name="T1">From Wikipedia, the free encyclopedia</text:span></text:p>
      <text:p text:style-name="Standard">https://en.wikipedia.org/wiki/William%20Robert%20Ming<text:line-break/>Licensed under CC BY-SA 3.0:<text:line-break/>https://en.wikipedia.org/wiki/Wikipedia:Text_of_Creative_Commons_Attribution-ShareAlike_3.0_Unported_License</text:p>
      <text:p text:style-name="Standard"/>
      <text:h text:style-name="Heading_20_1" text:outline-level="1">William Robert Ming</text:h>
      <text:list xml:id="list756471053" text:style-name="WWNum1">
        <text:list-item>
          <text:p text:style-name="P2"><text:span text:style-name="T2">William Robert Ming Jr. (May 7, 1911 – June 30, 1973) was an American lawyer, attorney with the National Association for the Advancement of Colored People (NAACP) and law professor at University of Chicago Law School and Howard University School of Law.</text:span></text:p>
        </text:list-item>
        <text:list-item>
          <text:p text:style-name="P2"><text:span text:style-name="T2">In 1974, the NAACP created the William Robert Ming Advocacy Award to be awarded annually to a lawyer "who exemplifies the spirit of financial and personal sacrifice that Mr. Ming displayed in his legal work for the NAACP."</text:span></text:p>
        </text:list-item>
      </text:list>
      <text:p text:style-name="Standard">William Robert Ming Jr. (May 7, 1911 – June 30, 1973) was an American lawyer, attorney with the National Association for the Advancement of Colored People (NAACP) and law professor at University of Chicago Law School and Howard University School of Law. He is best remembered for being a member of the Brown v. Board of Education litigation team and for working on a number of the important cases leading to Brown, the decision in which the United States Supreme Court ruled de jure racial segregation a violation of the Equal Protection Clause of the Fourteenth Amendment of the United States Constitution. In 1974, the NAACP created the William Robert Ming Advocacy Award to be awarded annually to a lawyer "who exemplifies the spirit of financial and personal sacrifice that Mr. Ming displayed in his legal work for the NAACP."</text:p>
      <text:h text:style-name="Heading_20_1" text:outline-level="1">Early life and education</text:h>
      <text:list xml:id="list14251657778445" text:continue-numbering="true" text:style-name="WWNum1">
        <text:list-item>
          <text:p text:style-name="P2"><text:span text:style-name="T2">Ming was born on May 7, 1911, to Annie and William Ming Sr., a South Side Chicago municipal employee.</text:span></text:p>
        </text:list-item>
        <text:list-item>
          <text:p text:style-name="P2"><text:span text:style-name="T2">degree in 1933 from University of Chicago Law School, graduated Order of the Coif, became one of the first African American members of a law review, and was published in the University of Chicago Law Review's inaugural issue.</text:span></text:p>
        </text:list-item>
      </text:list>
      <text:p text:style-name="Standard">Ming was born on May 7, 1911, to Annie and William Ming Sr., a South Side Chicago municipal employee. Later, he worked as a grocery clerk and on wrecking crews while putting himself through the University of Chicago.</text:p>
      <text:p text:style-name="Standard">Ming earned a Ph.B. degree in 1931 and his J.D. degree in 1933 from University of Chicago Law School, graduated Order of the Coif, became one of the first African American members of a law review, and was published in the University of Chicago Law Review's inaugural issue.</text:p>
      <text:h text:style-name="Heading_20_1" text:outline-level="1">Legal career</text:h>
      <text:list xml:id="list14252001537772" text:continue-numbering="true" text:style-name="WWNum1">
        <text:list-item>
          <text:p text:style-name="P2"><text:span text:style-name="T2">Ming was admitted to the bar in 1933 and subsequently practiced law in both public and private capacities.</text:span></text:p>
        </text:list-item>
      </text:list>
      <text:p text:style-name="Standard">Ming was admitted to the bar in 1933 and subsequently practiced law in both public and private capacities.</text:p>
      <text:h text:style-name="Heading_20_1" text:outline-level="1">Military service</text:h>
      <text:list xml:id="list14251692446543" text:continue-numbering="true" text:style-name="WWNum1">
        <text:list-item>
          <text:p text:style-name="P2"><text:span text:style-name="T2">Ming volunteered and served in the Army's Judge Advocates General Corp, rising to the rank of Captain.</text:span></text:p>
        </text:list-item>
        <text:list-item>
          <text:p text:style-name="P2"><text:span text:style-name="T2">Prior to serving, in 1941, Ming played a role in the NAACP's unsuccessful opposition to the formation of a segregated U.S. Army Air Corps fighter group for African Americans, a group that would come to be known as the Tuskegee Airmen, supporting an early lawsuit by an African American whose application for pilot training had been denied.</text:span></text:p>
        </text:list-item>
      </text:list>
      <text:p text:style-name="Standard">Ming volunteered and served in the Army's Judge Advocates General Corp, rising to the rank of Captain. Prior to serving, in 1941, Ming played a role in the NAACP's unsuccessful opposition to the formation of a segregated U.S. Army Air Corps fighter group for African Americans, a group that would come to be known as the Tuskegee Airmen, supporting an early lawsuit by an African American whose application for pilot training had been denied.</text:p>
      <text:h text:style-name="Heading_20_1" text:outline-level="1">Litigation</text:h>
      <text:list xml:id="list14252883955430" text:continue-numbering="true" text:style-name="WWNum1">
        <text:list-item>
          <text:p text:style-name="P2"><text:span text:style-name="T2">Other important decisions Ming played a role in include: NAACP v. Alabama (holding state's demand for NAACP membership lists unconstitutional), Sipuel v. Board of Regents (striking the exclusion of qualified black students from all-white state law schools), Ward v. Texas (holding the use of coerced confessions in murder prosecutions unconstitutional), Missouri ex rel Gaines v. Canada (holding that states that provide a school to white students must provide in-state education to blacks as well), and Virginia State Bar v. S.W.</text:span></text:p>
        </text:list-item>
      </text:list>
      <text:p text:style-name="Standard">Ming was one of the architects of the legal strategy leading to the Supreme Court's landmark decision in Brown v. Board of Education, working on the litigation team for that case and on a number of the important cases leading to Brown, including Shelley v. Kraemer (declaring unconstitutional state enforcement of restrictive racial covenants in housing) and Sweatt v. Painter and McLaurin v. Oklahoma State Regents (declaring unconstitutional <text:s/>separate but equal facilities for black professionals and graduate students in state universities).</text:p>
      <text:p text:style-name="Standard">Other important decisions Ming played a role in include: NAACP v. Alabama (holding state's demand for NAACP membership lists unconstitutional), Sipuel v. Board of Regents (striking the exclusion of qualified black students from all-white state law schools), Ward v. Texas (holding the use of coerced confessions in murder prosecutions unconstitutional), Missouri ex rel Gaines v. Canada (holding that states that provide a school to white students must provide in-state education to blacks as well), and Virginia State Bar v. S.W. Tucker (Virginia State Bar's attempt to disbar Samuel Wilbert Tucker non-suited/dismissed).</text:p>
      <text:h text:style-name="Heading_20_1" text:outline-level="1">King trial</text:h>
      <text:list xml:id="list14252565740038" text:continue-numbering="true" text:style-name="WWNum1">
        <text:list-item>
          <text:p text:style-name="P2"><text:soft-page-break/><text:span text:style-name="T2">In Montgomery, Alabama in May 1960, in front of an all-white jury, Ming helped defend Martin Luther King, Jr. on perjury charges related to alleged tax evasion, obtaining an acquittal.</text:span></text:p>
        </text:list-item>
        <text:list-item>
          <text:p text:style-name="P2"><text:span text:style-name="T2">King's wife, Coretta Scott King, would later say of the trial: "A southern jury of twelve white men had acquitted Martin.</text:span></text:p>
        </text:list-item>
      </text:list>
      <text:p text:style-name="Standard">In Montgomery, Alabama in May 1960, in front of an all-white jury, Ming helped defend Martin Luther King, Jr. on perjury charges related to alleged tax evasion, obtaining an acquittal. A "reluctantly admiring" Alabama lawyer was quoted: "Negro or not, he is a master of the law." King wrote of the trial as a "turning point" in his life and praised Ming and his other principal lawyer, Hubert Thomas Delany: "They brought to the courtroom wisdom, courage, and a highly developed art of advocacy; but most important, they brought the lawyers' indomitable determination to win. After a trial of three days, by the sheer strength of their legal arsenal, they overcame the most vicious Southern taboos festering in a virulent and inflamed atmosphere and they persuaded an all-white jury to accept the word of a Negro over that of white men."</text:p>
      <text:p text:style-name="Standard">King's wife, Coretta Scott King, would later say of the trial: "A southern jury of twelve white men had acquitted Martin. It was a triumph of justice, a miracle that restored your faith in human good."</text:p>
      <text:h text:style-name="Heading_20_1" text:outline-level="1">Organizations</text:h>
      <text:list xml:id="list14252159662504" text:continue-numbering="true" text:style-name="WWNum1">
        <text:list-item>
          <text:p text:style-name="P2"><text:span text:style-name="T2">In addition to his litigation work, Ming served in leadership and other capacities such as ACLU counsel, National Veterans Organization President, Illinois Commerce Commission attorney, as a member of the Chicago NAACP Branch and the Illinois state Conference of the NAACP and as a member of the NAACP National Board of Directors.</text:span></text:p>
        </text:list-item>
      </text:list>
      <text:p text:style-name="Standard">In addition to his litigation work, Ming served in leadership and other capacities such as ACLU counsel, National Veterans Organization President, Illinois Commerce Commission attorney, as a member of the Chicago NAACP Branch and the Illinois state Conference of the NAACP and as a member of the NAACP National Board of Directors.</text:p>
      <text:h text:style-name="Heading_20_1" text:outline-level="1">Academics</text:h>
      <text:list xml:id="list14251446166553" text:continue-numbering="true" text:style-name="WWNum1">
        <text:list-item>
          <text:p text:style-name="P2"><text:span text:style-name="T2">Ming was a professor at both Howard University School of Law and University of Chicago Law School, teaching at the latter from 1947 to 1953, where he became the first African American full-time faculty member at a predominantly white law school.</text:span></text:p>
        </text:list-item>
      </text:list>
      <text:p text:style-name="Standard">Ming was a professor at both Howard University School of Law and University of Chicago Law School, teaching at the latter from 1947 to 1953, where he became the first African American full-time faculty member at a predominantly white law school. Pauli Murray, a student at Howard under Ming, remembered him as discouraging female students as a young professor, commenting on the first day of class, "I don't know why women come to law school anyway".</text:p>
      <text:h text:style-name="Heading_20_1" text:outline-level="1">Tax evasion and incarceration</text:h>
      <text:list xml:id="list14251427601280" text:continue-numbering="true" text:style-name="WWNum1">
        <text:list-item>
          <text:p text:style-name="P2"><text:span text:style-name="T2">After a stroke, Ming was paroled and sent to Veteran's Research Hospital in Chicago.</text:span></text:p>
        </text:list-item>
        <text:list-item>
          <text:p text:style-name="P2"><text:span text:style-name="T2">In 1970, Ming was prosecuted for tax evasion and, despite having paid the back taxes and fines, was sentenced to 16 months in prison.</text:span></text:p>
        </text:list-item>
      </text:list>
      <text:p text:style-name="Standard">In 1970, Ming was prosecuted for tax evasion and, despite having paid the back taxes and fines, was sentenced to 16 months in prison. In January 1973, he began to serve his sentence. A number of friends and colleagues urged authorities to grant him parole and release from prison. After a stroke, Ming was paroled and sent to Veteran's Research Hospital in Chicago.</text:p>
      <text:h text:style-name="Heading_20_1" text:outline-level="1">Death and legacy</text:h>
      <text:list xml:id="list14251896655153" text:continue-numbering="true" text:style-name="WWNum1">
        <text:list-item>
          <text:p text:style-name="P2"><text:span text:style-name="T2">Ming died in a hospital in Chicago on June 30, 1973.</text:span></text:p>
        </text:list-item>
        <text:list-item>
          <text:p text:style-name="P2"><text:span text:style-name="T2">In April 1974, the NAACP National Board of Directors created the William Robert Ming Advocacy Award to be awarded annually to a lawyer "who exemplifies the spirit of financial and personal sacrifice that Mr. Ming displayed in his legal work for the NAACP."</text:span></text:p>
        </text:list-item>
      </text:list>
      <text:p text:style-name="Standard">Ming died in a hospital in Chicago on June 30, 1973.</text:p>
      <text:p text:style-name="Standard">In his eulogy, colleague Robert L. Tucker noted Ming's "finer and most productive years were spent in the trenches and upon the blood-stained battlefields" of the Civil Rights Movement.</text:p>
      <text:p text:style-name="Standard">In April 1974, the NAACP National Board of Directors created the William Robert Ming Advocacy Award to be awarded annually to a lawyer "who exemplifies the spirit of financial and personal sacrifice that Mr. Ming displayed in his legal work for the NAACP."</text:p>
      <text:h text:style-name="Heading_20_1" text:outline-level="1">References</text:h>
      <text:h text:style-name="Heading_20_1" text:outline-level="1">Further reading</text:h>
      <text:h text:style-name="Heading_20_1" text:outline-level="1">External links</text:h>
      <text:list xml:id="list14252302654355" text:continue-numbering="true" text:style-name="WWNum1">
        <text:list-item>
          <text:p text:style-name="P2"><text:span text:style-name="T2">Brown@50 Fulfilling the Promise - Howard University School of Law</text:span></text:p>
        </text:list-item>
      </text:list>
      <text:p text:style-name="Standard">Brown@50 Fulfilling the Promise - Howard University School of La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2" meta:paragraph-count="49" meta:word-count="1564" meta:character-count="9583" meta:non-whitespace-character-count="80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